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footer"/>Footer<text:bookmark-end text:name="footer"/></text:h>
      <text:p text:style-name="P14"><text:span text:style-name="Source_20_Text">Foot and Footer</text:span> are used for <text:a xlink:type="simple" xlink:href="#grid"><text:span text:style-name="Source_20_Text">Grid</text:span></text:a>.</text:p>
      <text:p text:style-name="Text_20_body"><text:s/><text:span text:style-name="T3">Note</text:span>:</text:p>
      <text:list text:style-name="L1">
        <text:list-item>
          <text:p text:style-name="P16"><text:a xlink:type="simple" xlink:href="http://zk1.svn.sourceforge.net/viewvc/zk1/branches/3.5/zul/src/archive/web/zul/css/cmps/grid.css.dsp?view=markup">The CSS source of Footer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626cm" svg:height="2.619cm" draw:z-index="1"><draw:image xlink:href="../images/footer1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foot,</text:span></text:p>
            <text:p text:style-name="P3"><text:span text:style-name="Source_20_Text">z-footer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7">div.z-footer-cnt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5">border: 0; margin: 0; padding: 0; font-family: <text:span text:style-name="T2">${fontFamilyC}</text:span>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footer-cnt</text:span></text:span></text:p>
          </table:table-cell>
          <table:table-cell table:style-name="Table17.B2" office:value-type="string">
            <text:p text:style-name="P4">Overflow</text:p>
          </table:table-cell>
          <table:table-cell table:style-name="Table17.C2" office:value-type="string">
            <text:p text:style-name="P15">overflow: hidden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17:08:45</dc:date>
    <meta:editing-cycles>21</meta:editing-cycles>
    <meta:editing-duration>PT4H3M19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31" meta:word-count="75" meta:character-count="458"/>
  </office:meta>
</office:document-meta>
</file>